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</office:automatic-styles>
  <office:body>
    <office:text>
      <text:p text:style-name="Title">Lecture Slid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6, 2021 (03:15:0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Book Topic</text:p>
            </table:table-cell>
            <table:table-cell table:style-name="TableHeaderRowCell" office:value-type="string">
              <text:p text:style-name="Table_20_Heading">Corresponding Slides</text:p>
            </table:table-cell>
          </table:table-row>
        </table:table-header-rows>
        <table:table-row>
          <table:table-cell table:style-name="TableRowCell" office:value-type="string">
            <text:p text:style-name="Table_20_Contents">Introduction to Computers and Programm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10_general_concepts/Programming-Intro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Introduction to the C# Language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20_first_program/C%23-Intro-WriteLine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Datatype Basic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30_datatypes_and_variables/Datatypes-Variables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Datatype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30_datatypes_and_variables/Datatypes-Variables-Details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Operator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40_operators/Conversions-Casting-Operators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Reading Input, Displaying Output, and Concatenation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50_reading_and_displaying/Input-Output-Concatenation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Class and Object Basic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Objects-Intro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Class and Object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Objects-Details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Overload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70_object_oriented_contd/Overloads-Properties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Constructors &amp; ToStr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70_object_oriented_contd/Constructors-ToString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Decisions and Decision Structur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80_decisions_booleans_and_comparisons/Booleans-Comparisons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if, if-else and if-else-if Statement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90_if/If-Else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Switch Statements and the Conditional Operator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00_switch/Switch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While loop and Increment Operator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10_while_loops_and_vocabulary/While-Increment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Do-while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10_while_loops_and_vocabulary/Do-While-Vocab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For loop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50_for_loops/For-Loops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Arrays and loop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60_foreach/Arrays-Advanced-Loops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The <text:span text:style-name="KeywordTok">static</text:span> Keyword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70_static_elements/Static.pptx" office:name=""><text:span text:style-name="Definition">pptx</text:span></text:a>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ecture Slid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6T19:15:17Z</meta:creation-date>
    <dc:date>2021-08-16T19:15:17Z</dc:date>
    <meta:user-defined meta:name="date" meta:value-type="string">August  16, 2021 (03:15:0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